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ManagerImpl.createCollectionProxy( Session session , CollectionConverter collectionConverter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ManagerImpl.getInterfaces( Class &lt; ? &gt; collectionField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ManagerImpl.createBeanProxy( BeanConverter beanConverter , String path , Session session , Node parentNode , BeanDescriptor beanDescriptor , ClassDescriptor beanClassDescriptor , Class beanClass ,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